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6326" officeooo:paragraph-rsid="001663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trol s se graba lo escrito envisualco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11:37.348971461</meta:creation-date>
    <dc:date>2023-09-15T16:12:40.478547753</dc:date>
    <meta:editing-duration>PT1M3S</meta:editing-duration>
    <meta:editing-cycles>1</meta:editing-cycles>
    <meta:document-statistic meta:table-count="0" meta:image-count="0" meta:object-count="0" meta:page-count="1" meta:paragraph-count="1" meta:word-count="7" meta:character-count="42" meta:non-whitespace-character-count="36"/>
    <meta:generator>LibreOffice/7.3.7.2$Linux_X86_64 LibreOffice_project/30$Build-2</meta:generator>
  </office:meta>
</office:document-meta>
</file>